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rebuchet MS" fo:font-size="12pt" style:font-size-asian="12pt" style:font-size-complex="12pt"/>
    </style:style>
    <style:style style:name="P2" style:family="paragraph" style:parent-style-name="Preformatted_20_Text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  <style:style style:name="P4" style:family="paragraph" style:parent-style-name="Preformatted_20_Text">
      <style:paragraph-properties fo:text-align="center" style:justify-single-word="false"/>
      <style:text-properties style:font-name="URW Gothic L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URW Gothic 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ttle Lisa</text:p>
      <text:p text:style-name="P1">Wayne Hancock</text:p>
      <text:p text:style-name="P1"/>
      <text:p text:style-name="P3">L-I-T-T-L-E-L-I-S-A!</text:p>
      <text:p text:style-name="P3">(Verse)</text:p>
      <text:p text:style-name="P3">Oh little Lisa, you done stole my heart</text:p>
      <text:p text:style-name="P3">I miss your kisses, when we're apart</text:p>
      <text:p text:style-name="P3">You know I want you, to be my own</text:p>
      <text:p text:style-name="P3">Oh little Lisa, little gal from San Anton'</text:p>
      <text:p text:style-name="P3"/>
      <text:p text:style-name="P3">(Chorus)</text:p>
      <text:p text:style-name="P3">Her eyes are dreamy, she's cutie as she can be</text:p>
      <text:p text:style-name="P3">Just say the word, I'm yours for good, Your the one for me</text:p>
      <text:p text:style-name="P3"/>
      <text:p text:style-name="P3">Tell your daddy, you done found your man</text:p>
      <text:p text:style-name="P3">So I can ask you for your lovin' hand</text:p>
      <text:p text:style-name="P3">And then forever I'll share my home</text:p>
      <text:p text:style-name="P3">With little Lisa, little gal from San Anton'</text:p>
      <text:p text:style-name="P3"/>
      <text:p text:style-name="P3">[Solo Guitarra]</text:p>
      <text:p text:style-name="P3"/>
      <text:p text:style-name="P3">Her eyes are dreamy, she's cutie as she can be</text:p>
      <text:p text:style-name="P3">Just say the word, I'm yours for good, Your the one for me</text:p>
      <text:p text:style-name="P3"/>
      <text:p text:style-name="P3">L-I-T-T-L-E-L-I-S-A!</text:p>
      <text:p text:style-name="P3">(Verse)</text:p>
      <text:p text:style-name="P3">Oh little Lisa, you done stole my heart</text:p>
      <text:p text:style-name="P3">I miss your kisses, when we're apart</text:p>
      <text:p text:style-name="P3">You know I want you, to be my own</text:p>
      <text:p text:style-name="P3">Oh little Lisa, little gal from San Anton'</text:p>
      <text:p text:style-name="P3"/>
      <text:p text:style-name="P3">(Solo Piano)</text:p>
      <text:p text:style-name="P3"/>
      <text:p text:style-name="P3">L-I-T-T-L-E-L-I-S-A!</text:p>
      <text:p text:style-name="P3">(Verse)</text:p>
      <text:p text:style-name="P3">Oh little Lisa, you done stole my heart</text:p>
      <text:p text:style-name="P3">I miss your kisses, when we're apart</text:p>
      <text:p text:style-name="P3">You know I want you, to be my own</text:p>
      <text:p text:style-name="P3">Oh little Lisa, little gal from San Anton'</text:p>
      <text:p text:style-name="P3">Oh little Lisa, little gal from San Anton'</text:p>
      <text:p text:style-name="P3">Oh little Lisa, little gal from San Anton'</text:p>
      <text:p text:style-name="P3">Oh little Lisa, little gal from San Anton'</text:p>
      <text:p text:style-name="P3"/>
      <text:p text:style-name="P3">1, 2, 3, Hey! L-I-T-T-L-E-L-I-S-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3-18T17:32:57</dc:date>
    <dc:creator>rodolfoap</dc:creator>
    <meta:generator>OpenOffice.org/3.0$Unix OpenOffice.org_project/300m15$Build-9379</meta:generator>
    <meta:editing-duration>PT00H07M17S</meta:editing-duration>
    <meta:editing-cycles>4</meta:editing-cycles>
    <meta:document-statistic meta:table-count="0" meta:image-count="0" meta:object-count="0" meta:page-count="1" meta:paragraph-count="35" meta:word-count="218" meta:character-count="1113"/>
  </office:meta>
</office:document-meta>
</file>